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a61" officeooo:paragraph-rsid="00040a61"/>
    </style:style>
    <style:style style:name="T1" style:family="text">
      <style:text-properties officeooo:rsid="0004a7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patching if else <text:span text:style-name="T1">program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5:29.465264064</meta:creation-date>
    <dc:date>2018-04-04T00:13:31.44657848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